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Visitor.visitRequire( final String module , final int access , final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Visitor.visitOpen( final String packaze , final int access , final String ... modu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Visitor.visitExport( final String packaze , final int access , final String ... modu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Visitor.visitMainClass( final String mai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Visitor.visitProvide( final String service , final String ... provi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Visitor.visitPackage( final String packa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Visitor.ModuleVisitor( final int api , final ModuleVisitor moduleVisi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uleVisitor.ModuleVisitor( final int a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Visitor.visi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Visitor.visitUse( final String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